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cm" svg:height="1cm" svg:x="5.8cm" svg:y="1.8cm">
          <text:p text:style-name="P1"><text:span text:style-name="T1">SEÑAL DE</text:span></text:p>
          <text:p text:style-name="P1"><text:span text:style-name="T1">AUDI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8cm" svg:y1="2.3cm" svg:x2="11.8cm" svg:y2="2.3cm">
          <text:p/>
        </draw:line>
        <draw:custom-shape draw:style-name="gr1" draw:text-style-name="P2" draw:layer="layout" svg:width="4cm" svg:height="1cm" svg:x="11.8cm" svg:y="1.8cm">
          <text:p text:style-name="P1"><text:span text:style-name="T1">SEGMENTACIÓN DE LA</text:span></text:p>
          <text:p text:style-name="P1"><text:span text:style-name="T1">SEÑAL: 10 SE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1.8cm" svg:y="5.8cm">
          <text:p text:style-name="P1"><text:span text:style-name="T1">PARTICIÓN DE LA</text:span></text:p>
          <text:p text:style-name="P1"><text:span text:style-name="T1">SEÑAL: 1 SE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1.8cm" svg:y="7.8cm">
          <text:p text:style-name="P1"><text:span text:style-name="T1">ANÁLISIS POR </text:span></text:p>
          <text:p text:style-name="P1"><text:span text:style-name="T1">VENTANAS: 100 MSEG</text:span></text:p>
          <draw:enhanced-geometry svg:viewBox="0 0 21600 21600" draw:type="rectangle" draw:enhanced-path="M 0 0 L 21600 0 21600 21600 0 21600 0 0 Z N"/>
        </draw:custom-shape>
        <draw:line draw:style-name="gr2" draw:text-style-name="P1" xml:id="id4" draw:id="id4" draw:layer="layout" svg:x1="13.8cm" svg:y1="2.8cm" svg:x2="13.8cm" svg:y2="5.8cm">
          <text:p/>
        </draw:line>
        <draw:line draw:style-name="gr2" draw:text-style-name="P1" draw:layer="layout" svg:x1="13.8cm" svg:y1="6.8cm" svg:x2="13.8cm" svg:y2="7.8cm">
          <text:p/>
        </draw:line>
        <draw:custom-shape draw:style-name="gr1" draw:text-style-name="P4" draw:layer="layout" svg:width="6cm" svg:height="2cm" svg:x="17.8cm" svg:y="7.3cm">
          <text:list text:style-name="L1">
            <text:list-item>
              <text:p text:style-name="P3"><text:span text:style-name="T1">Pitch (F0)</text:span></text:p>
            </text:list-item>
            <text:list-item>
              <text:p text:style-name="P3"><text:span text:style-name="T1">Energía de Tiempo Corto (STE)</text:span></text:p>
            </text:list-item>
            <text:list-item>
              <text:p text:style-name="P3"><text:span text:style-name="T1">Factor de armonicidad (HF)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8cm" svg:y1="8.8cm" svg:x2="13.8cm" svg:y2="9.8cm">
          <text:p/>
        </draw:line>
        <draw:custom-shape draw:style-name="gr1" draw:text-style-name="P4" draw:layer="layout" svg:width="5.4cm" svg:height="2cm" svg:x="11.1cm" svg:y="9.8cm">
          <text:list text:style-name="L1">
            <text:list-item>
              <text:p text:style-name="P3"><text:span text:style-name="T1">850 Hz &lt; máx(F0) &lt; 1500 Hz</text:span></text:p>
            </text:list-item>
            <text:list-item>
              <text:p text:style-name="P3"><text:span text:style-name="T1">375 Hz &lt; med(F0) &lt; 625 Hz</text:span></text:p>
            </text:list-item>
            <text:list-item>
              <text:p text:style-name="P3"><text:span text:style-name="T1">0,75 &lt; sum(STE)</text:span></text:p>
            </text:list-item>
            <text:list-item>
              <text:p text:style-name="P3"><text:span text:style-name="T1">min(HF) &lt; 3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.2cm" svg:x="12.3cm" svg:y="12.8cm">
          <text:p text:style-name="P1"><text:span text:style-name="T1">ENTRE</text:span></text:p>
          <text:p text:style-name="P1"><text:span text:style-name="T1">UMBRAL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3.8cm" svg:y1="11.8cm" svg:x2="13.8cm" svg:y2="12.8cm">
          <text:p/>
        </draw:line>
        <draw:custom-shape draw:style-name="gr1" draw:text-style-name="P2" xml:id="id2" draw:id="id2" draw:layer="layout" svg:width="4.4cm" svg:height="1cm" svg:x="11.6cm" svg:y="16.8cm">
          <text:p text:style-name="P1"><text:span text:style-name="T1">POSITIVO = POSITIVO +1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cm" svg:height="0.75cm" svg:x="13.9cm" svg:y="15.9cm">
          <draw:text-box>
            <text:p><text:span text:style-name="T1">SÍ</text:span></text:p>
          </draw:text-box>
        </draw:frame>
        <draw:custom-shape draw:style-name="gr1" draw:text-style-name="P2" xml:id="id1" draw:id="id1" draw:layer="layout" svg:width="4.7cm" svg:height="1cm" svg:x="16.4cm" svg:y="13.8cm">
          <text:p text:style-name="P1"><text:span text:style-name="T1">NEGATIVO = NEGATIVO+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1cm" svg:height="1.05cm" svg:x="10.6cm" svg:y="4.65cm">
          <draw:text-box>
            <text:p><text:span text:style-name="T1">NO</text:span></text:p>
          </draw:text-box>
        </draw:frame>
        <draw:line draw:style-name="gr2" draw:text-style-name="P1" draw:layer="layout" svg:x1="15.3cm" svg:y1="14.4cm" svg:x2="16.4cm" svg:y2="14.4cm">
          <text:p/>
        </draw:line>
        <draw:line draw:style-name="gr2" draw:text-style-name="P1" draw:layer="layout" svg:x1="13.8cm" svg:y1="16cm" svg:x2="13.8cm" svg:y2="16.8cm">
          <text:p/>
        </draw:line>
        <draw:line draw:style-name="gr2" draw:text-style-name="P1" draw:layer="layout" svg:x1="15.8cm" svg:y1="8.3cm" svg:x2="17.8cm" svg:y2="8.3cm">
          <text:p/>
        </draw:line>
        <draw:line draw:style-name="gr2" draw:text-style-name="P1" draw:layer="layout" svg:x1="19.8cm" svg:y1="10.8cm" svg:x2="16.5cm" svg:y2="10.8cm">
          <text:p/>
        </draw:line>
        <draw:line draw:style-name="gr5" draw:text-style-name="P1" draw:layer="layout" svg:x1="19.8cm" svg:y1="9.3cm" svg:x2="19.8cm" svg:y2="10.8cm">
          <text:p/>
        </draw:line>
        <draw:connector draw:style-name="gr6" draw:text-style-name="P1" draw:layer="layout" draw:line-skew="3.499cm" svg:x1="18.75cm" svg:y1="14.8cm" svg:x2="8.5cm" svg:y2="7cm" draw:start-shape="id1" draw:start-glue-point="2" svg:d="M18750 14800v4000h-10250v-11800" svg:viewBox="0 0 10251 11801">
          <text:p/>
        </draw:connector>
        <draw:connector draw:style-name="gr7" draw:text-style-name="P1" draw:layer="layout" svg:x1="13.8cm" svg:y1="17.8cm" svg:x2="8.5cm" svg:y2="7cm" draw:start-shape="id2" draw:start-glue-point="2" svg:d="M13800 17800v501h-5300v-11301" svg:viewBox="0 0 5301 11302">
          <text:p/>
        </draw:connector>
        <draw:custom-shape draw:style-name="gr1" draw:text-style-name="P2" xml:id="id3" draw:id="id3" draw:layer="layout" svg:width="3cm" svg:height="3.2cm" svg:x="7cm" svg:y="3.8cm">
          <text:p text:style-name="P1"><text:span text:style-name="T1">LLANTO</text:span></text:p>
          <text:p text:style-name="P1"><text:span text:style-name="T1">DETECTAD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1.049cm" svg:x1="10cm" svg:y1="5.4cm" svg:x2="13.8cm" svg:y2="2.8cm" draw:start-shape="id3" draw:start-glue-point="7" draw:end-shape="id4" draw:end-glue-point="0" svg:d="M10000 5400h2900v-2600h900" svg:viewBox="0 0 3801 2601">
          <text:p/>
        </draw:connector>
        <draw:custom-shape draw:style-name="gr1" draw:text-style-name="P2" xml:id="id5" draw:id="id5" draw:layer="layout" svg:width="4cm" svg:height="1cm" svg:x="1.9cm" svg:y="4.9cm">
          <text:p text:style-name="P1"><text:span text:style-name="T1">EMISIÓN DE ALERTA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cm" svg:y1="5.4cm" svg:x2="5.9cm" svg:y2="5.4cm" draw:start-shape="id3" draw:start-glue-point="5" draw:end-shape="id5" draw:end-glue-point="1" svg:d="M7000 5400h-1100" svg:viewBox="0 0 1101 1">
          <text:p/>
        </draw:connector>
        <draw:custom-shape draw:style-name="gr1" draw:text-style-name="P2" xml:id="id6" draw:id="id6" draw:layer="layout" svg:width="4cm" svg:height="1cm" svg:x="1.9cm" svg:y="7.6cm">
          <text:p text:style-name="P1"><text:span text:style-name="T1">FIN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9cm" svg:y1="5.9cm" svg:x2="3.9cm" svg:y2="7.6cm" draw:start-shape="id5" draw:end-shape="id6" svg:d="M3900 5900v1700" svg:viewBox="0 0 1 1701">
          <text:p/>
        </draw:connector>
        <draw:frame draw:style-name="gr3" draw:text-style-name="P5" draw:layer="layout" svg:width="1cm" svg:height="0.75cm" svg:x="6.2cm" svg:y="4.65cm">
          <draw:text-box>
            <text:p><text:span text:style-name="T1">SÍ</text:span></text:p>
          </draw:text-box>
        </draw:frame>
        <draw:frame draw:style-name="gr4" draw:text-style-name="P5" draw:layer="layout" svg:width="1.1cm" svg:height="1.05cm" svg:x="15.3cm" svg:y="13.85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20:40:06.999740730</meta:creation-date>
    <dc:date>2015-06-24T21:14:18.750840670</dc:date>
    <meta:editing-duration>PT18M33S</meta:editing-duration>
    <meta:editing-cycles>3</meta:editing-cycles>
    <meta:generator>LibreOffice/4.2.8.2$Linux_X86_64 LibreOffice_project/420m0$Build-2</meta:generator>
    <meta:document-statistic meta:object-count="31"/>
  </office:meta>
</office:document-meta>
</file>